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a5b" officeooo:paragraph-rsid="001bba5b"/>
    </style:style>
    <style:style style:name="P2" style:family="paragraph" style:parent-style-name="Standard">
      <style:text-properties officeooo:rsid="001db257" officeooo:paragraph-rsid="001db257"/>
    </style:style>
    <style:style style:name="P3" style:family="paragraph" style:parent-style-name="Standard">
      <style:paragraph-properties fo:text-align="end" style:justify-single-word="false"/>
      <style:text-properties officeooo:rsid="001f694b" officeooo:paragraph-rsid="001f6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rles Horton</text:p>
      <text:p text:style-name="P3">Homework 1</text:p>
      <text:p text:style-name="P3">section 1</text:p>
      <text:p text:style-name="P1"/>
      <text:p text:style-name="P1">1.8)</text:p>
      <text:p text:style-name="P1"/>
      <text:p text:style-name="P1">a.<text:tab/>the memory must operate at the speed of the refresh time per pixel:</text:p>
      <text:p text:style-name="P1"/>
      <text:p text:style-name="P1"><text:tab/>72 x 1280 x 1024 = 94,371,840</text:p>
      <text:p text:style-name="P1"/>
      <text:p text:style-name="P1"><text:tab/>so the speed per pixel must be </text:p>
      <text:p text:style-name="P1"/>
      <text:p text:style-name="P1"><text:tab/>1/94,371,840 = 10.5964 ns</text:p>
      <text:p text:style-name="P1"/>
      <text:p text:style-name="P1">b.<text:tab/>this time the speed must be per two pixels because the odd and even are seperate</text:p>
      <text:p text:style-name="P1"/>
      <text:p text:style-name="P1"><text:tab/>60/2 x 480 x 640 = 9216000</text:p>
      <text:p text:style-name="P1"/>
      <text:p text:style-name="P1"><text:tab/>so the speed per pixel must be</text:p>
      <text:p text:style-name="P1"/>
      <text:p text:style-name="P1"><text:tab/>1/9216000 = 109 ns</text:p>
      <text:p text:style-name="P1"/>
      <text:p text:style-name="P1">1.9)</text:p>
      <text:p text:style-name="P1"/>
      <text:p text:style-name="P2">assuming that a television is 1920 by 1080, this means that producing images for television as compared to film is going to be 2.89 times faster than for movie fil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Horton</meta:initial-creator>
    <meta:creation-date>2014-09-10T20:13:38.786865957</meta:creation-date>
    <dc:date>2014-09-10T20:38:53.277417251</dc:date>
    <dc:creator>Charles Horton</dc:creator>
    <meta:editing-duration>PT10M3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14" meta:word-count="105" meta:character-count="525" meta:non-whitespace-character-count="426"/>
  </office:meta>
</office:document-meta>
</file>